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9883" officeooo:paragraph-rsid="000b9883"/>
    </style:style>
    <style:style style:name="P2" style:family="paragraph" style:parent-style-name="Text_20_body">
      <style:text-properties officeooo:rsid="0007966e" officeooo:paragraph-rsid="0007966e"/>
    </style:style>
    <style:style style:name="P3" style:family="paragraph" style:parent-style-name="Text_20_body">
      <style:text-properties officeooo:rsid="00082d46" officeooo:paragraph-rsid="00082d46"/>
    </style:style>
    <style:style style:name="P4" style:family="paragraph" style:parent-style-name="Text_20_body">
      <style:text-properties officeooo:rsid="00084d5d" officeooo:paragraph-rsid="00084d5d"/>
    </style:style>
    <style:style style:name="P5" style:family="paragraph" style:parent-style-name="Text_20_body">
      <style:text-properties officeooo:rsid="000a28bb" officeooo:paragraph-rsid="000a28bb"/>
    </style:style>
    <style:style style:name="P6" style:family="paragraph" style:parent-style-name="Text_20_body">
      <style:text-properties officeooo:rsid="000b3e46" officeooo:paragraph-rsid="000b3e46"/>
    </style:style>
    <style:style style:name="P7" style:family="paragraph" style:parent-style-name="Text_20_body">
      <style:paragraph-properties fo:text-align="start" style:justify-single-word="false"/>
    </style:style>
    <style:style style:name="P8" style:family="paragraph" style:parent-style-name="Text_20_body">
      <style:paragraph-properties fo:margin-top="0.423cm" fo:margin-bottom="0.212cm" loext:contextual-spacing="false" fo:line-height="120%" fo:text-align="start" style:justify-single-word="false" style:writing-mode="lr-tb"/>
      <style:text-properties fo:font-variant="normal" fo:text-transform="none" fo:color="#000000" style:text-line-through-style="none" style:text-line-through-type="none" style:font-name="Arial" fo:font-size="28pt" fo:font-style="normal" style:text-underline-style="none" fo:font-weight="bold" style:text-blinking="false" fo:background-color="transparent"/>
    </style:style>
    <style:style style:name="P9" style:family="paragraph" style:parent-style-name="Text_20_body">
      <style:paragraph-properties fo:margin-top="0.423cm" fo:margin-bottom="0.247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Heading_20_1">
      <style:text-properties officeooo:rsid="0007966e" officeooo:paragraph-rsid="0007966e"/>
    </style:style>
    <style:style style:name="P11" style:family="paragraph" style:parent-style-name="Heading_20_1">
      <style:paragraph-properties fo:margin-top="0.847cm" fo:margin-bottom="0.212cm" loext:contextual-spacing="false" fo:line-height="138%" fo:text-align="start" style:justify-single-word="false" style:writing-mode="lr-tb"/>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12" style:family="paragraph" style:parent-style-name="Header">
      <style:text-properties officeooo:rsid="0007966e" officeooo:paragraph-rsid="0007966e"/>
    </style:style>
    <style:style style:name="P13" style:family="paragraph" style:parent-style-name="Heading_20_3">
      <style:paragraph-properties fo:text-align="start" style:justify-single-word="false"/>
    </style:style>
    <style:style style:name="T1" style:family="text">
      <style:text-properties officeooo:rsid="00084d5d"/>
    </style:style>
    <style:style style:name="T2" style:family="text">
      <style:text-properties officeooo:rsid="000b3e46"/>
    </style:style>
    <style:style style:name="T3" style:family="text">
      <style:text-properties officeooo:rsid="000b9883"/>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officeooo:rsid="000a28bb"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bookmark text:name="docs-internal-guid-84378a77-7fff-e129-8831-c8433abd35d2"/><text:s/><text:span text:style-name="T3">Group Z – Names and Matriculation: </text:span></text:h>
      <text:p text:style-name="P1">Andrew Spence - 170018476</text:p>
      <text:p text:style-name="P1">James Shaw - 180005665</text:p>
      <text:p text:style-name="P1">Jesse Chan - 180010828</text:p>
      <text:p text:style-name="P8">Cellular Automaton</text:p>
      <text:h text:style-name="P11" text:outline-level="1">Introduction</text:h>
      <text:p text:style-name="P9">During this assignment, we have managed to complete the majority of the work to a standard of which we are pleased with. We decided to code it in C, as we were all more familiar with the language at the time.</text:p>
      <text:p text:style-name="P9">We managed to complete the main requirements in the first week, later working on the extensions when we had the basic requirements completed. The only piece we did not managed to add was the 3-dimensional automaton, as it seemed too complicated at the time.</text:p>
      <text:h text:style-name="P11" text:outline-level="1">Problems</text:h>
      <text:p text:style-name="P9">When trying to get scanf to work in a while loop, we found it would cause a continuous loop when adding the wrong input and originally struggled to find a solution. However, after some problem solving, we managed to find a simple line of code that solved the problem entirely. “while(getchar() != '\n');” managed to look for a new line usually added after a scanf, and would solve the issue by running until new line was added.</text:p>
      <text:p text:style-name="P9">Later when trying to make the size of generations defined by the user we were having segmentation faults. This was resolved when using the debugger to find the line with logical errors.</text:p>
      <text:p text:style-name="P9">James struggled to implement the 3D-Dimensional Torus</text:p>
      <text:p text:style-name="P9">When working on a way to convert decimal to binary, we came across many solutions. But finding a solution we fully understood seemed to be more difficult. We managed to find a way to work it out very similarly to how we work it out on paper, making a lot more sense when seeing how it functioned.</text:p>
      <text:p text:style-name="P9"><text:soft-page-break/>We often ran into issues, where we spent far too much time working on as likely more over complicated solution then was required, instead of asking a lab assistant for help and getting reviewed by them and asking for their opinions on the issue and how they would solve it.</text:p>
      <text:h text:style-name="P11" text:outline-level="1">Conclusion</text:h>
      <text:p text:style-name="P9">Everything implemented works, and the program itself has very few issues, only having a couple that do not affect the codes overall output and answers. The quality of the code is good, and is fairly presentable and easy to understand.</text:p>
      <text:p text:style-name="P9">If we were to do this project again, we would change a few things. Such as making the program itself more user friendly and easier to follow. As we believe it could be a fair bit easier to use. We would also like to fix the remaining issues with the code, even though they don't affect the code in any big way, we’d prefer there were not issues that occasionally occur for currently unknown reasons. We would likely make the code more presentable, and include better commenting as we believe our commenting leaves room improvement. We would also like to work in C++ next, as we found the string manipulation tedious, and believe it would benefit our work and improve the quality of what we have created. Finally, we also believe we needed to approach the lab assistants more often, when we had an issue. We would have issues and spend far too long trying to solve them on our own, only to end up thinking it would have been far easier to just ask for help.</text:p>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family="Arial" fo:font-size="28pt" fo:font-style="normal" style:text-underline-style="none" fo:font-weight="bold" style:text-blinking="false"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966e" officeooo:paragraph-rsid="0007966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roup Z<text:tab/><text:tab/>Andrew, Jesse &amp; Jam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4:05:04.834154422</meta:creation-date>
    <dc:date>2019-11-07T15:09:46.914829990</dc:date>
    <meta:editing-duration>PT5M2S</meta:editing-duration>
    <meta:editing-cycles>1</meta:editing-cycles>
    <meta:generator>LibreOffice/6.0.7.3$Linux_X86_64 LibreOffice_project/00m0$Build-3</meta:generator>
    <meta:document-statistic meta:table-count="0" meta:image-count="0" meta:object-count="0" meta:page-count="2" meta:paragraph-count="19" meta:word-count="553" meta:character-count="3073" meta:non-whitespace-character-count="2533"/>
  </office:meta>
</office:document-meta>
</file>